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81cm" fo:min-width="4.28cm" fo:wrap-option="wrap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738cm" fo:min-width="4.28cm" fo:wrap-option="wrap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5cm" fo:wrap-option="wrap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5.2cm" fo:wrap-option="wrap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049cm" fo:min-width="5cm" fo:wrap-option="wrap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351cm" fo:min-width="4.3cm" fo:wrap-option="wrap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4.9cm" fo:wrap-option="wrap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149cm" fo:min-width="4.9cm" fo:wrap-option="wrap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668cm" fo:min-width="4.462cm" fo:wrap-option="wrap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738cm" fo:min-width="4.19cm" fo:wrap-option="wrap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318cm" fo:min-width="3.026cm" fo:wrap-option="wrap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1.149cm" fo:min-width="4.7cm" fo:wrap-option="wrap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custom-shape draw:style-name="gr1" draw:text-style-name="P2" xml:id="id3" draw:id="id3" draw:layer="layout" svg:width="5.3cm" svg:height="1.5cm" svg:x="1.104cm" svg:y="12.202cm">
          <text:p text:style-name="P1"><text:span text:style-name="T1">Vestiging kern (binnen/buitenland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1" draw:id="id1" draw:layer="layout" svg:width="5.3cm" svg:height="1.4cm" svg:x="4.202cm" svg:y="9.502cm">
          <text:p text:style-name="P1"><text:span text:style-name="T1">CSV bestanden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2" xml:id="id2" draw:id="id2" draw:layer="layout" svg:width="5.5cm" svg:height="1.4cm" svg:x="10.702cm" svg:y="9.502cm">
          <text:p text:style-name="P1"><text:span text:style-name="T1">Selecteer de actuele geslachtsaanduiding, leeftijd op persoon op peildatum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3" draw:layer="layout" svg:x1="9.502cm" svg:y1="10.202cm" svg:x2="10.702cm" svg:y2="10.202cm" draw:start-shape="id1" draw:start-glue-point="7" draw:end-shape="id2" svg:d="M9502 10202h1200" svg:viewBox="0 0 1201 1">
          <text:p/>
        </draw:connector>
        <draw:connector draw:style-name="gr4" draw:text-style-name="P3" draw:layer="layout" svg:x1="3.754cm" svg:y1="12.202cm" svg:x2="13.452cm" svg:y2="10.902cm" draw:start-shape="id3" draw:start-glue-point="4" draw:end-shape="id2" draw:end-glue-point="6" svg:d="M3754 12202v-649h9698v-651" svg:viewBox="0 0 9699 1301">
          <text:p/>
        </draw:connector>
        <draw:custom-shape draw:style-name="gr1" draw:text-style-name="P2" xml:id="id6" draw:id="id6" draw:layer="layout" svg:width="5.3cm" svg:height="1.5cm" svg:x="4.204cm" svg:y="4.203cm">
          <text:p text:style-name="P1"><text:span text:style-name="T1">Kwartaal bestanden</text:span></text:p>
          <text:p text:style-name="P1"><text:span text:style-name="T1">(persoon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7" draw:id="id7" draw:layer="layout" svg:width="5.3cm" svg:height="1.5cm" svg:x="4.205cm" svg:y="6.904cm">
          <text:p text:style-name="P1"><text:span text:style-name="T1">Kwartaal bestanden</text:span></text:p>
          <text:p text:style-name="P1"><text:span text:style-name="T1">(huishouden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9" draw:id="id9" draw:layer="layout" svg:width="5.3cm" svg:height="1.5cm" svg:x="4.203cm" svg:y="1.703cm">
          <text:p text:style-name="P1"><text:span text:style-name="T1">Kwartaal bestanden</text:span></text:p>
          <text:p text:style-name="P1"><text:span text:style-name="T1">(ouder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2" xml:id="id4" draw:id="id4" draw:layer="layout" svg:width="5.7cm" svg:height="1.7cm" svg:x="10.503cm" svg:y="4.103cm">
          <text:p text:style-name="P1"><text:span text:style-name="T1">Selecteer de actuele persoonsgegevens uit het kwartaal dat het dichts bij de vestigingsdatum ligt op perso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" xml:id="id8" draw:id="id8" draw:layer="layout" svg:width="5.7cm" svg:height="1.7cm" svg:x="10.504cm" svg:y="6.804cm">
          <text:p text:style-name="P1"><text:span text:style-name="T1">Selecteer de actuele huishoudgegevens uit het kwartaal dat vóór de vestigingsdatum ligt op perso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2" xml:id="id5" draw:id="id5" draw:layer="layout" svg:width="5.5cm" svg:height="1.299cm" svg:x="10.603cm" svg:y="1.803cm">
          <text:p text:style-name="P1"><text:span text:style-name="T1">Selecteer de actuele ouder gegevens op persoon op peildatum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3" draw:layer="layout" svg:x1="13.353cm" svg:y1="4.103cm" svg:x2="13.353cm" svg:y2="3.102cm" draw:start-shape="id4" draw:start-glue-point="4" draw:end-shape="id5" draw:end-glue-point="6" svg:d="M13353 4103v-1001" svg:viewBox="0 0 1 1002">
          <text:p/>
        </draw:connector>
        <draw:connector draw:style-name="gr4" draw:text-style-name="P3" draw:layer="layout" svg:x1="9.504cm" svg:y1="4.953cm" svg:x2="10.503cm" svg:y2="4.953cm" draw:start-shape="id6" draw:start-glue-point="7" draw:end-shape="id4" svg:d="M9504 4953h999" svg:viewBox="0 0 1000 1">
          <text:p/>
        </draw:connector>
        <draw:connector draw:style-name="gr4" draw:text-style-name="P3" draw:layer="layout" svg:x1="9.505cm" svg:y1="7.654cm" svg:x2="10.504cm" svg:y2="7.654cm" draw:start-shape="id7" draw:start-glue-point="7" draw:end-shape="id8" svg:d="M9505 7654h999" svg:viewBox="0 0 1000 1">
          <text:p/>
        </draw:connector>
        <draw:connector draw:style-name="gr4" draw:text-style-name="P3" draw:layer="layout" svg:x1="9.503cm" svg:y1="2.453cm" svg:x2="10.603cm" svg:y2="2.452cm" draw:start-shape="id9" draw:start-glue-point="7" draw:end-shape="id5" svg:d="M9503 2453h551v-1h549" svg:viewBox="0 0 1101 2">
          <text:p/>
        </draw:connector>
        <draw:connector draw:style-name="gr4" draw:text-style-name="P3" draw:layer="layout" draw:line-skew="-1.154cm" svg:x1="3.754cm" svg:y1="12.202cm" svg:x2="13.354cm" svg:y2="8.504cm" draw:start-shape="id3" draw:start-glue-point="4" draw:end-shape="id8" draw:end-glue-point="6" svg:d="M3754 12202v-3002h9600v-696" svg:viewBox="0 0 9601 3699">
          <text:p/>
        </draw:connector>
        <draw:connector draw:style-name="gr4" draw:text-style-name="P3" draw:layer="layout" draw:line-skew="-2.503cm" svg:x1="3.754cm" svg:y1="12.202cm" svg:x2="13.353cm" svg:y2="5.803cm" draw:start-shape="id3" draw:start-glue-point="4" draw:end-shape="id4" svg:d="M3754 12202v-5702h9599v-697" svg:viewBox="0 0 9600 6400">
          <text:p/>
        </draw:connector>
        <draw:custom-shape draw:style-name="gr2" draw:text-style-name="P2" xml:id="id10" draw:id="id10" draw:layer="layout" svg:width="5.3cm" svg:height="1.4cm" svg:x="1.203cm" svg:y="17.402cm">
          <text:p text:style-name="P1"><text:span text:style-name="T1">Adres, nummer-id, object-id en buur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" draw:text-style-name="P2" xml:id="id11" draw:id="id11" draw:layer="layout" svg:width="4.8cm" svg:height="1.601cm" svg:x="11.003cm" svg:y="17.301cm">
          <text:p text:style-name="P1"><text:span text:style-name="T1">Selecteer deze BAG-gegevens op adr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3" draw:layer="layout" svg:x1="6.503cm" svg:y1="18.102cm" svg:x2="11.003cm" svg:y2="18.101cm" draw:start-shape="id10" draw:start-glue-point="7" draw:end-shape="id11" svg:d="M6503 18102h2251v-1h2249" svg:viewBox="0 0 4501 2">
          <text:p/>
        </draw:connector>
        <draw:custom-shape draw:style-name="gr8" draw:text-style-name="P2" xml:id="id12" draw:id="id12" draw:layer="layout" svg:width="5.4cm" svg:height="1.8cm" svg:x="10.704cm" svg:y="19.901cm">
          <text:p text:style-name="P1"><text:span text:style-name="T1">Selecteer de actuele gebiedsinformatie op buurtcode en adr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3" draw:layer="layout" svg:x1="6.504cm" svg:y1="20.803cm" svg:x2="10.704cm" svg:y2="20.801cm" draw:end-shape="id12" svg:d="M6504 20803h1850v-2h2350" svg:viewBox="0 0 4201 3">
          <text:p/>
        </draw:connector>
        <draw:connector draw:style-name="gr4" draw:text-style-name="P3" draw:layer="layout" svg:x1="13.403cm" svg:y1="18.902cm" svg:x2="13.404cm" svg:y2="19.901cm" draw:start-shape="id11" draw:start-glue-point="6" draw:end-shape="id12" draw:end-glue-point="4" svg:d="M13403 18902v500h1v499" svg:viewBox="0 0 2 1000">
          <text:p/>
        </draw:connector>
        <draw:custom-shape draw:style-name="gr2" draw:text-style-name="P2" xml:id="id13" draw:id="id13" draw:layer="layout" svg:width="5.3cm" svg:height="1.4cm" svg:x="1.101cm" svg:y="14.802cm">
          <text:p text:style-name="P1"><text:span text:style-name="T1">Adres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" draw:text-style-name="P2" xml:id="id14" draw:id="id14" draw:layer="layout" svg:width="5.4cm" svg:height="1.399cm" svg:x="10.701cm" svg:y="14.801cm">
          <text:p text:style-name="P1"><text:span text:style-name="T1">Selecteer de actuele adresgegevens op vestigingsdatum op perso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3" draw:layer="layout" svg:x1="6.401cm" svg:y1="15.502cm" svg:x2="10.701cm" svg:y2="15.501cm" draw:start-shape="id13" draw:start-glue-point="7" draw:end-shape="id14" draw:end-glue-point="5" svg:d="M6401 15502h2151v-1h2149" svg:viewBox="0 0 4301 2">
          <text:p/>
        </draw:connector>
        <draw:connector draw:style-name="gr4" draw:text-style-name="P3" draw:layer="layout" svg:x1="13.401cm" svg:y1="16.2cm" svg:x2="13.403cm" svg:y2="17.301cm" draw:start-shape="id14" draw:start-glue-point="6" draw:end-shape="id11" draw:end-glue-point="4" svg:d="M13401 16200v550h2v551" svg:viewBox="0 0 3 1102">
          <text:p/>
        </draw:connector>
        <draw:connector draw:style-name="gr4" draw:text-style-name="P3" draw:layer="layout" svg:x1="3.754cm" svg:y1="13.702cm" svg:x2="13.401cm" svg:y2="14.801cm" draw:start-shape="id3" draw:start-glue-point="6" draw:end-shape="id14" svg:d="M3754 13702v550h9647v549" svg:viewBox="0 0 9648 1100">
          <text:p/>
        </draw:connector>
        <draw:custom-shape draw:style-name="gr10" draw:text-style-name="P2" xml:id="id15" draw:id="id15" draw:layer="layout" svg:width="5.5cm" svg:height="1.3cm" svg:x="14.5cm" svg:y="12.3cm">
          <text:p text:style-name="P1"><text:span text:style-name="T1">Vestigingen uit Amsterdam met aangehaakte gegevens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3" draw:layer="layout" svg:x1="6.404cm" svg:y1="12.952cm" svg:x2="14.5cm" svg:y2="12.95cm" draw:start-shape="id3" draw:start-glue-point="7" draw:end-shape="id15" svg:d="M6404 12952h4049v-2h4047" svg:viewBox="0 0 8097 3">
          <text:p/>
        </draw:connector>
        <draw:connector draw:style-name="gr4" draw:text-style-name="P3" draw:layer="layout" svg:x1="16.101cm" svg:y1="15.501cm" svg:x2="17.25cm" svg:y2="13.6cm" draw:start-shape="id14" draw:start-glue-point="7" draw:end-shape="id15" draw:end-glue-point="2" svg:d="M16101 15501h1149v-1901" svg:viewBox="0 0 1150 1902">
          <text:p/>
        </draw:connector>
        <draw:connector draw:style-name="gr4" draw:text-style-name="P3" draw:layer="layout" svg:x1="15.803cm" svg:y1="18.102cm" svg:x2="17.25cm" svg:y2="13.6cm" draw:start-shape="id11" draw:start-glue-point="7" draw:end-shape="id15" draw:end-glue-point="6" svg:d="M15803 18102h1447v-4502" svg:viewBox="0 0 1448 4503">
          <text:p/>
        </draw:connector>
        <draw:connector draw:style-name="gr4" draw:text-style-name="P3" draw:layer="layout" svg:x1="16.104cm" svg:y1="20.801cm" svg:x2="17.25cm" svg:y2="13.6cm" draw:start-shape="id12" draw:start-glue-point="7" draw:end-shape="id15" svg:d="M16104 20801h1146v-7201" svg:viewBox="0 0 1147 7202">
          <text:p/>
        </draw:connector>
        <draw:connector draw:style-name="gr4" draw:text-style-name="P3" draw:layer="layout" svg:x1="16.202cm" svg:y1="10.202cm" svg:x2="17.25cm" svg:y2="12.3cm" draw:start-shape="id2" draw:start-glue-point="7" draw:end-shape="id15" svg:d="M16202 10202h1048v2098" svg:viewBox="0 0 1049 2099">
          <text:p/>
        </draw:connector>
        <draw:connector draw:style-name="gr4" draw:text-style-name="P3" draw:layer="layout" svg:x1="16.204cm" svg:y1="7.654cm" svg:x2="17.25cm" svg:y2="12.3cm" draw:start-shape="id8" draw:start-glue-point="7" draw:end-shape="id15" svg:d="M16204 7654h1046v4646" svg:viewBox="0 0 1047 4647">
          <text:p/>
        </draw:connector>
        <draw:connector draw:style-name="gr4" draw:text-style-name="P3" draw:layer="layout" svg:x1="16.203cm" svg:y1="4.953cm" svg:x2="17.25cm" svg:y2="12.3cm" draw:start-shape="id4" draw:start-glue-point="7" draw:end-shape="id15" svg:d="M16203 4953h1047v7347" svg:viewBox="0 0 1048 7348">
          <text:p/>
        </draw:connector>
        <draw:connector draw:style-name="gr4" draw:text-style-name="P3" draw:layer="layout" svg:x1="16.103cm" svg:y1="2.453cm" svg:x2="17.25cm" svg:y2="12.3cm" draw:start-shape="id5" draw:start-glue-point="7" draw:end-shape="id15" svg:d="M16103 2453h1147v9847" svg:viewBox="0 0 1148 9848">
          <text:p/>
        </draw:connector>
        <draw:custom-shape draw:style-name="gr11" draw:text-style-name="P4" xml:id="id16" draw:id="id16" draw:layer="layout" svg:width="5.2cm" svg:height="1.4cm" svg:x="1.801cm" svg:y="25.001cm">
          <text:p text:style-name="P1"><text:span text:style-name="T1">Kwartaal bestanden (adres)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2" draw:text-style-name="P4" xml:id="id18" draw:id="id18" draw:layer="layout" svg:width="5.6cm" svg:height="0.9cm" svg:x="1.601cm" svg:y="20.301cm">
          <text:p text:style-name="P1"><text:span text:style-name="T1">Adressen-gebieden tabel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3" draw:text-style-name="P4" xml:id="id17" draw:id="id17" draw:layer="layout" svg:width="5.2cm" svg:height="1.399cm" svg:x="1.801cm" svg:y="22.502cm">
          <text:p text:style-name="P1"><text:span text:style-name="T1">Selecteer alle adressen uit de kwartaal bestande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3" draw:layer="layout" svg:x1="4.401cm" svg:y1="25.001cm" svg:x2="4.401cm" svg:y2="23.901cm" draw:start-shape="id16" draw:start-glue-point="4" draw:end-shape="id17" draw:end-glue-point="6" svg:d="M4401 25001v-1100" svg:viewBox="0 0 1 1101">
          <text:p/>
        </draw:connector>
        <draw:connector draw:style-name="gr4" draw:text-style-name="P3" draw:layer="layout" svg:x1="4.401cm" svg:y1="22.502cm" svg:x2="4.401cm" svg:y2="21.201cm" draw:start-shape="id17" draw:start-glue-point="4" draw:end-shape="id18" draw:end-glue-point="8" svg:d="M4401 22502v-1301" svg:viewBox="0 0 1 13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1T14:47:41.372000000</meta:creation-date>
    <meta:generator>LibreOffice/5.4.2.2$Windows_x86 LibreOffice_project/22b09f6418e8c2d508a9eaf86b2399209b0990f4</meta:generator>
    <dc:date>2017-10-16T07:17:59.472000000</dc:date>
    <meta:editing-duration>PT1H29M40S</meta:editing-duration>
    <meta:editing-cycles>10</meta:editing-cycles>
    <meta:document-statistic meta:object-count="42"/>
  </office:meta>
</office:document-meta>
</file>